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hamletdarcy.blogspot.com/2008/07/why-functional-programming.html">http://hamletdarcy.blogspot.com/2008/07/why-functional-programming.html</text:a></text:p>
      <text:p text:style-name="Text_20_body"><text:a xlink:type="simple" xlink:href="http://hamletdarcy.blogspot.com/2008/07/morphisms-for-masses.html">http://hamletdarcy.blogspot.com/2008/07/morphisms-for-masses.html</text:a></text:p>
      <text:p text:style-name="Text_20_body"/>
      <text:p text:style-name="Text_20_body">Design Patterns</text:p>
      <text:p text:style-name="Text_20_body">Higher order functions</text:p>
      <text:p text:style-name="Text_20_body">A poor man's wide interface. </text:p>
      <text:p text:style-name="Text_20_body">Immutability</text:p>
      <text:h text:style-name="Heading_20_1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07:30:07</meta:creation-date>
    <dc:date>2009-09-12T16:38:28</dc:date>
    <meta:editing-duration>PT11H54M07S</meta:editing-duration>
    <meta:editing-cycles>25</meta:editing-cycles>
    <meta:generator>OpenOffice.org/3.0$Unix OpenOffice.org_project/300m15$Build-9379</meta:generator>
    <meta:document-statistic meta:table-count="0" meta:image-count="0" meta:object-count="0" meta:page-count="1" meta:paragraph-count="6" meta:word-count="13" meta:character-count="214"/>
    <meta:user-defined meta:name="Info 1"/>
    <meta:user-defined meta:name="Info 2"/>
    <meta:user-defined meta:name="Info 3"/>
    <meta:user-defined meta:name="Info 4"/>
  </office:meta>
</office:document-meta>
</file>